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12.09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10.723cm"/>
    </style:style>
    <style:style style:name="co9" style:family="table-column">
      <style:table-column-properties fo:break-before="auto" style:column-width="11.105cm"/>
    </style:style>
    <style:style style:name="co10" style:family="table-column">
      <style:table-column-properties fo:break-before="auto" style:column-width="11.516cm"/>
    </style:style>
    <style:style style:name="co11" style:family="table-column">
      <style:table-column-properties fo:break-before="auto" style:column-width="2.604cm"/>
    </style:style>
    <style:style style:name="co12" style:family="table-column">
      <style:table-column-properties fo:break-before="auto" style:column-width="1.893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304cm"/>
    </style:style>
    <style:style style:name="co15" style:family="table-column">
      <style:table-column-properties fo:break-before="auto" style:column-width="3.314cm"/>
    </style:style>
    <style:style style:name="co16" style:family="table-column">
      <style:table-column-properties fo:break-before="auto" style:column-width="3.096cm"/>
    </style:style>
    <style:style style:name="ro1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5037">
      <style:text-properties style:text-position=""/>
    </style:style>
    <style:style style:name="ce4" style:family="table-cell" style:parent-style-name="Default" style:data-style-name="N37"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5037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5037">
      <style:table-cell-properties fo:background-color="#00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e6e6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5037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5037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 style:data-style-name="N5037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00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0" table:default-cell-style-name="Default"/>
        <table:table-column table:style-name="co11" table:default-cell-style-name="ce6"/>
        <table:table-column table:style-name="co12" table:default-cell-style-name="Default"/>
        <table:table-row table:style-name="ro1">
          <table:table-cell table:style-name="ce5" office:value-type="string">
            <text:p>Estoria</text:p>
          </table:table-cell>
          <table:table-cell table:style-name="ce5" office:value-type="string">
            <text:p>Tamanho</text:p>
          </table:table-cell>
          <table:table-cell/>
        </table:table-row>
        <table:table-row table:style-name="ro4">
          <table:table-cell office:value-type="string">
            <text:p>Estudar Kanban</text:p>
          </table:table-cell>
          <table:table-cell office:value-type="float" office:value="8">
            <text:p>8</text:p>
          </table:table-cell>
          <table:table-cell/>
        </table:table-row>
        <table:table-row table:style-name="ro3">
          <table:table-cell office:value-type="string">
            <text:p>Escrever revisão bibliografica referente a Kanban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Escrever capitulo de desenviolvimento</text:p>
          </table:table-cell>
          <table:table-cell office:value-type="float" office:value="21">
            <text:p>21</text:p>
          </table:table-cell>
          <table:table-cell/>
        </table:table-row>
        <table:table-row table:style-name="ro3">
          <table:table-cell office:value-type="string">
            <text:p>Escrever Conclusão</text:p>
          </table:table-cell>
          <table:table-cell office:value-type="float" office:value="21">
            <text:p>21</text:p>
          </table:table-cell>
          <table:table-cell/>
        </table:table-row>
        <table:table-row table:style-name="ro3">
          <table:table-cell office:value-type="string">
            <text:p>Formatar Relatorio</text:p>
          </table:table-cell>
          <table:table-cell office:value-type="float" office:value="13">
            <text:p>13</text:p>
          </table:table-cell>
          <table:table-cell/>
        </table:table-row>
        <table:table-row table:style-name="ro1" table:number-rows-repeated="5">
          <table:table-cell/>
          <table:table-cell table:style-name="Default"/>
          <table:table-cell/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3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3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3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3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3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3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3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3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3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3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3">
          <table:table-cell office:value-type="string">
            <text:p>Adaptar codigo relacionado a Pendencias de operação</text:p>
          </table:table-cell>
          <table:table-cell office:value-type="float" office:value="5">
            <text:p>5</text:p>
          </table:table-cell>
          <table:table-cell office:value-type="date" office:date-value="2011-08-08">
            <text:p>08/08/11</text:p>
          </table:table-cell>
        </table:table-row>
        <table:table-row table:style-name="ro3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3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3">
          <table:table-cell office:value-type="string">
            <text:p>Criar testes para classes de formatação sql</text:p>
          </table:table-cell>
          <table:table-cell office:value-type="float" office:value="5">
            <text:p>5</text:p>
          </table:table-cell>
          <table:table-cell office:value-type="date" office:date-value="2011-08-16">
            <text:p>16/08/11</text:p>
          </table:table-cell>
        </table:table-row>
        <table:table-row table:style-name="ro3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3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3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3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3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3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3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3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3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3">
          <table:table-cell office:value-type="string">
            <text:p>Prova Normas da Puc</text:p>
          </table:table-cell>
          <table:table-cell office:value-type="float" office:value="3">
            <text:p>3</text:p>
          </table:table-cell>
          <table:table-cell office:value-type="date" office:date-value="2011-09-02">
            <text:p>02/09/11</text:p>
          </table:table-cell>
        </table:table-row>
        <table:table-row table:style-name="ro3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3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3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 office:value-type="date" office:date-value="2011-09-11">
            <text:p>11/09/11</text:p>
          </table:table-cell>
        </table:table-row>
        <table:table-row table:style-name="ro3">
          <table:table-cell office:value-type="string">
            <text:p>Prova de Metodologia Cientifica</text:p>
          </table:table-cell>
          <table:table-cell office:value-type="float" office:value="3">
            <text:p>3</text:p>
          </table:table-cell>
          <table:table-cell office:value-type="date" office:date-value="2011-09-17">
            <text:p>17/09/11</text:p>
          </table:table-cell>
        </table:table-row>
        <table:table-row table:style-name="ro3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3">
          <table:table-cell office:value-type="string">
            <text:p>Criar Mascara de Campo para Arquivos delimitados</text:p>
          </table:table-cell>
          <table:table-cell office:value-type="float" office:value="3">
            <text:p>3</text:p>
          </table:table-cell>
          <table:table-cell office:value-type="date" office:date-value="2011-09-18">
            <text:p>18/09/11</text:p>
          </table:table-cell>
        </table:table-row>
        <table:table-row table:style-name="ro3">
          <table:table-cell office:value-type="string">
            <text:p>Criar Mascara de Registr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3">
          <table:table-cell office:value-type="string">
            <text:p>Refatoração de generalizaçã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3">
          <table:table-cell office:value-type="string">
            <text:p>Criar Mascara de Arquiv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3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3">
          <table:table-cell office:value-type="string">
            <text:p>Corrigir SQLBuilders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3">
          <table:table-cell office:value-type="string">
            <text:p>Refatorar código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3">
          <table:table-cell office:value-type="string">
            <text:p>Bunner</text:p>
          </table:table-cell>
          <table:table-cell office:value-type="float" office:value="8">
            <text:p>8</text:p>
          </table:table-cell>
          <table:table-cell office:value-type="date" office:date-value="2011-09-27">
            <text:p>27/09/11</text:p>
          </table:table-cell>
        </table:table-row>
        <table:table-row table:style-name="ro3">
          <table:table-cell office:value-type="string">
            <text:p>Corrigi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10-01">
            <text:p>01/10/11</text:p>
          </table:table-cell>
        </table:table-row>
        <table:table-row table:style-name="ro3">
          <table:table-cell office:value-type="string">
            <text:p>Criar extratores</text:p>
          </table:table-cell>
          <table:table-cell office:value-type="float" office:value="5">
            <text:p>5</text:p>
          </table:table-cell>
          <table:table-cell office:value-type="date" office:date-value="2011-10-08">
            <text:p>08/10/11</text:p>
          </table:table-cell>
        </table:table-row>
        <table:table-row table:style-name="ro3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 office:value-type="date" office:date-value="2011-10-09">
            <text:p>09/10/11</text:p>
          </table:table-cell>
        </table:table-row>
        <table:table-row table:style-name="ro3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 table:style-name="ce4" office:value-type="date" office:date-value="2011-11-10">
            <text:p>10/11/11</text:p>
          </table:table-cell>
        </table:table-row>
        <table:table-row table:style-name="ro3">
          <table:table-cell office:value-type="string">
            <text:p>Estudar Padrão de Projetos</text:p>
          </table:table-cell>
          <table:table-cell office:value-type="float" office:value="8">
            <text:p>8</text:p>
          </table:table-cell>
          <table:table-cell office:value-type="date" office:date-value="2011-10-14">
            <text:p>14/10/11</text:p>
          </table:table-cell>
        </table:table-row>
        <table:table-row table:style-name="ro3">
          <table:table-cell office:value-type="string">
            <text:p>Escrever revisão bibliografica referente ao Padrão de Projetos</text:p>
          </table:table-cell>
          <table:table-cell office:value-type="float" office:value="5">
            <text:p>5</text:p>
          </table:table-cell>
          <table:table-cell office:value-type="date" office:date-value="2011-10-14">
            <text:p>14/10/11</text:p>
          </table:table-cell>
        </table:table-row>
        <table:table-row table:style-name="ro3">
          <table:table-cell office:value-type="string">
            <text:p>Escrever introdução</text:p>
          </table:table-cell>
          <table:table-cell office:value-type="float" office:value="8">
            <text:p>8</text:p>
          </table:table-cell>
          <table:table-cell office:value-type="date" office:date-value="2011-10-14">
            <text:p>14/10/11</text:p>
          </table:table-cell>
        </table:table-row>
        <table:table-row table:style-name="ro3">
          <table:table-cell office:value-type="string">
            <text:p>Estudar Refatoração</text:p>
          </table:table-cell>
          <table:table-cell office:value-type="float" office:value="5">
            <text:p>5</text:p>
          </table:table-cell>
          <table:table-cell office:value-type="date" office:date-value="2011-10-17">
            <text:p>17/10/11</text:p>
          </table:table-cell>
        </table:table-row>
        <table:table-row table:style-name="ro3">
          <table:table-cell office:value-type="string">
            <text:p>Escrever revisão bibliografica referente a refatoração</text:p>
          </table:table-cell>
          <table:table-cell office:value-type="float" office:value="5">
            <text:p>5</text:p>
          </table:table-cell>
          <table:table-cell office:value-type="date" office:date-value="2011-10-17">
            <text:p>17/10/11</text:p>
          </table:table-cell>
        </table:table-row>
        <table:table-row table:style-name="ro3">
          <table:table-cell office:value-type="string">
            <text:p>Estudar <text:s/>TDD</text:p>
          </table:table-cell>
          <table:table-cell office:value-type="float" office:value="5">
            <text:p>5</text:p>
          </table:table-cell>
          <table:table-cell office:value-type="date" office:date-value="2011-10-18">
            <text:p>18/10/11</text:p>
          </table:table-cell>
        </table:table-row>
        <table:table-row table:style-name="ro3">
          <table:table-cell office:value-type="string">
            <text:p>Escrever revisão bibliografica referente ao TDD</text:p>
          </table:table-cell>
          <table:table-cell office:value-type="float" office:value="5">
            <text:p>5</text:p>
          </table:table-cell>
          <table:table-cell office:value-type="date" office:date-value="2011-10-18">
            <text:p>18/10/11</text:p>
          </table:table-cell>
        </table:table-row>
        <table:table-row table:style-name="ro3">
          <table:table-cell office:value-type="string">
            <text:p>Estudar controle de versão</text:p>
          </table:table-cell>
          <table:table-cell office:value-type="float" office:value="8">
            <text:p>8</text:p>
          </table:table-cell>
          <table:table-cell office:value-type="date" office:date-value="2011-10-20">
            <text:p>20/10/11</text:p>
          </table:table-cell>
        </table:table-row>
        <table:table-row table:style-name="ro3">
          <table:table-cell office:value-type="string">
            <text:p>Escrever revisão bibliografica referente ao Controle de versão</text:p>
          </table:table-cell>
          <table:table-cell office:value-type="float" office:value="5">
            <text:p>5</text:p>
          </table:table-cell>
          <table:table-cell office:value-type="date" office:date-value="2011-10-20">
            <text:p>20/10/11</text:p>
          </table:table-cell>
        </table:table-row>
        <table:table-row table:style-name="ro1" table:number-rows-repeated="10485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3">
          <table:table-cell table:number-columns-repeated="2"/>
          <table:table-cell office:value-type="string">
            <text:p>Estudar Refatoração</text:p>
          </table:table-cell>
        </table:table-row>
        <table:table-row table:style-name="ro3">
          <table:table-cell/>
          <table:table-cell table:style-name="ce2"/>
          <table:table-cell office:value-type="string">
            <text:p>Escrever revisão bibliografica referente a refatoração</text:p>
          </table:table-cell>
        </table:table-row>
        <table:table-row table:style-name="ro3">
          <table:table-cell table:number-columns-repeated="2"/>
          <table:table-cell office:value-type="string">
            <text:p>Escrever revisão bibliografica referente a construção de Frameworks</text:p>
          </table:table-cell>
        </table:table-row>
        <table:table-row table:style-name="ro3">
          <table:table-cell table:number-columns-repeated="2"/>
          <table:table-cell office:value-type="string">
            <text:p>Estudar Padrão de Projetos</text:p>
          </table:table-cell>
        </table:table-row>
        <table:table-row table:style-name="ro3">
          <table:table-cell table:number-columns-repeated="2"/>
          <table:table-cell office:value-type="string">
            <text:p>Escrever revisão bibliografica referente ao Padrão de Projetos</text:p>
          </table:table-cell>
        </table:table-row>
        <table:table-row table:style-name="ro3">
          <table:table-cell/>
          <table:table-cell office:value-type="string">
            <text:p>Formatar Relatorio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Escrever introdução</text:p>
          </table:table-cell>
        </table:table-row>
        <table:table-row table:style-name="ro3">
          <table:table-cell table:number-columns-repeated="2"/>
          <table:table-cell office:value-type="string">
            <text:p>Estudar <text:s/>TDD</text:p>
          </table:table-cell>
        </table:table-row>
        <table:table-row table:style-name="ro3">
          <table:table-cell table:number-columns-repeated="2"/>
          <table:table-cell office:value-type="string">
            <text:p>Escrever revisão bibliografica referente ao TDD</text:p>
          </table:table-cell>
        </table:table-row>
        <table:table-row table:style-name="ro3">
          <table:table-cell/>
          <table:table-cell office:value-type="string">
            <text:p>Escrever capitulo de desenviolvimento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Estudar controle de versão</text:p>
          </table:table-cell>
        </table:table-row>
        <table:table-row table:style-name="ro3">
          <table:table-cell table:number-columns-repeated="2"/>
          <table:table-cell office:value-type="string">
            <text:p>Escrever revisão bibliografica referente ao Controle de versão</text:p>
          </table:table-cell>
        </table:table-row>
        <table:table-row table:style-name="ro3">
          <table:table-cell office:value-type="string">
            <text:p>Estudar Kanban</text:p>
          </table:table-cell>
          <table:table-cell table:number-columns-repeated="2"/>
        </table:table-row>
        <table:table-row table:style-name="ro3">
          <table:table-cell office:value-type="string">
            <text:p>Escrever revisão bibliografica referente a Kanban</text:p>
          </table:table-cell>
          <table:table-cell table:number-columns-repeated="2"/>
        </table:table-row>
        <table:table-row table:style-name="ro3">
          <table:table-cell office:value-type="string">
            <text:p>Escrever Conclusão</text:p>
          </table:table-cell>
          <table:table-cell table:number-columns-repeated="2"/>
        </table:table-row>
      </table:table>
      <table:table table:name="Trabalho acumulado" table:style-name="ta1" table:print="false">
        <table:table-column table:style-name="co12" table:default-cell-style-name="ce13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Default"/>
        <table:table-column table:style-name="co13" table:default-cell-style-name="Default"/>
        <table:table-row table:style-name="ro5">
          <table:table-cell table:style-name="ce7" office:value-type="string">
            <text:p>Data</text:p>
          </table:table-cell>
          <table:table-cell table:style-name="ce14" office:value-type="string">
            <text:p>Concluido</text:p>
          </table:table-cell>
          <table:table-cell table:style-name="ce14" office:value-type="string">
            <text:p>Em Andamento</text:p>
          </table:table-cell>
          <table:table-cell table:style-name="ce5" office:value-type="string">
            <text:p>Backlog</text:p>
          </table:table-cell>
          <table:table-cell table:style-name="ce5" office:value-type="string">
            <text:p>Dias restantes</text:p>
          </table:table-cell>
          <table:table-cell/>
        </table:table-row>
        <table:table-row table:style-name="ro3">
          <table:table-cell table:style-name="ce8" office:value-type="date" office:date-value="2011-07-08">
            <text:p>08/07/11</text:p>
          </table:table-cell>
          <table:table-cell table:number-columns-repeated="2" table:style-name="ce15"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[.E3]+1" office:value-type="float" office:value="119">
            <text:p>119</text:p>
          </table:table-cell>
          <table:table-cell>
            <draw:frame table:end-cell-address="'Trabalho acumulado'.N22" table:end-x="0.152cm" table:end-y="0.325cm" draw:z-index="0" draw:style-name="gr1" svg:width="16.904cm" svg:height="9.065cm" svg:x="1.43cm" svg:y="0.293cm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8" office:value-type="date" office:date-value="2011-07-09">
            <text:p>09/07/1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3">
          <table:table-cell table:style-name="ce8" office:value-type="date" office:date-value="2011-07-10">
            <text:p>10/07/1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3">
          <table:table-cell table:style-name="ce8" office:value-type="date" office:date-value="2011-07-11">
            <text:p>11/07/1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/>
        </table:table-row>
        <table:table-row table:style-name="ro3">
          <table:table-cell table:style-name="ce8" office:value-type="date" office:date-value="2011-07-12">
            <text:p>12/07/11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3">
          <table:table-cell table:style-name="ce8" office:value-type="date" office:date-value="2011-07-13">
            <text:p>13/07/11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3">
          <table:table-cell table:style-name="ce8" office:value-type="date" office:date-value="2011-07-14">
            <text:p>14/07/11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3">
          <table:table-cell table:style-name="ce8" office:value-type="date" office:date-value="2011-07-15">
            <text:p>15/07/11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3">
          <table:table-cell table:style-name="ce8" office:value-type="date" office:date-value="2011-07-16">
            <text:p>16/07/11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3">
          <table:table-cell table:style-name="ce8" office:value-type="date" office:date-value="2011-07-17">
            <text:p>17/07/11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3">
          <table:table-cell table:style-name="ce8" office:value-type="date" office:date-value="2011-07-18">
            <text:p>18/07/11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3">
          <table:table-cell table:style-name="ce8" office:value-type="date" office:date-value="2011-07-19">
            <text:p>19/07/1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3">
          <table:table-cell table:style-name="ce8" office:value-type="date" office:date-value="2011-07-20">
            <text:p>20/07/1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3">
          <table:table-cell table:style-name="ce8" office:value-type="date" office:date-value="2011-07-21">
            <text:p>21/07/1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3">
          <table:table-cell table:style-name="ce8" office:value-type="date" office:date-value="2011-07-22">
            <text:p>22/07/1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3">
          <table:table-cell table:style-name="ce8" office:value-type="date" office:date-value="2011-07-23">
            <text:p>23/07/1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3">
          <table:table-cell table:style-name="ce8" office:value-type="date" office:date-value="2011-07-24">
            <text:p>24/07/1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3">
          <table:table-cell table:style-name="ce8" office:value-type="date" office:date-value="2011-07-25">
            <text:p>25/07/1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3">
          <table:table-cell table:style-name="ce8" office:value-type="date" office:date-value="2011-07-26">
            <text:p>26/07/1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3">
          <table:table-cell table:style-name="ce8" office:value-type="date" office:date-value="2011-07-27">
            <text:p>27/07/1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3">
          <table:table-cell table:style-name="ce8" office:value-type="date" office:date-value="2011-07-28">
            <text:p>28/07/1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3">
          <table:table-cell table:style-name="ce8" office:value-type="date" office:date-value="2011-07-29">
            <text:p>29/07/1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3">
          <table:table-cell table:style-name="ce8" office:value-type="date" office:date-value="2011-07-30">
            <text:p>30/07/1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3">
          <table:table-cell table:style-name="ce8" office:value-type="date" office:date-value="2011-07-31">
            <text:p>31/07/1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3">
          <table:table-cell table:style-name="ce9" office:value-type="date" office:date-value="2011-08-01">
            <text:p>01/08/11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3">
            <text:p>3</text:p>
          </table:table-cell>
          <table:table-cell table:formula="of:=[.D2]" office:value-type="float" office:value="55">
            <text:p>55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3">
          <table:table-cell table:style-name="ce9" office:value-type="date" office:date-value="2011-08-02">
            <text:p>02/08/11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3">
          <table:table-cell table:style-name="ce9" office:value-type="date" office:date-value="2011-08-03">
            <text:p>03/08/11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3">
          <table:table-cell table:style-name="ce9" office:value-type="date" office:date-value="2011-08-04">
            <text:p>04/08/11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3">
          <table:table-cell table:style-name="ce9" office:value-type="date" office:date-value="2011-08-05">
            <text:p>05/08/11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3">
          <table:table-cell table:style-name="ce9" office:value-type="date" office:date-value="2011-08-06">
            <text:p>06/08/11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3">
          <table:table-cell table:style-name="ce9" office:value-type="date" office:date-value="2011-08-07">
            <text:p>07/08/11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3">
          <table:table-cell table:style-name="ce9" office:value-type="date" office:date-value="2011-08-08">
            <text:p>08/08/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3">
          <table:table-cell table:style-name="ce9" office:value-type="date" office:date-value="2011-08-09">
            <text:p>09/08/11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3">
          <table:table-cell table:style-name="ce9" office:value-type="date" office:date-value="2011-08-10">
            <text:p>10/08/11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3">
          <table:table-cell table:style-name="ce9" office:value-type="date" office:date-value="2011-08-11">
            <text:p>11/08/11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3">
          <table:table-cell table:style-name="ce9" office:value-type="date" office:date-value="2011-08-12">
            <text:p>12/08/11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3">
          <table:table-cell table:style-name="ce9" office:value-type="date" office:date-value="2011-08-13">
            <text:p>13/08/11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3">
          <table:table-cell table:style-name="ce9" office:value-type="date" office:date-value="2011-08-14">
            <text:p>14/08/11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3">
          <table:table-cell table:style-name="ce9" office:value-type="date" office:date-value="2011-08-15">
            <text:p>15/08/11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3">
          <table:table-cell table:style-name="ce9" office:value-type="date" office:date-value="2011-08-16">
            <text:p>16/08/11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3">
          <table:table-cell table:style-name="ce9" office:value-type="date" office:date-value="2011-08-17">
            <text:p>17/08/11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3">
          <table:table-cell table:style-name="ce9" office:value-type="date" office:date-value="2011-08-18">
            <text:p>18/08/11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3">
          <table:table-cell table:style-name="ce9" office:value-type="date" office:date-value="2011-08-19">
            <text:p>19/08/11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3">
          <table:table-cell table:style-name="ce9" office:value-type="date" office:date-value="2011-08-20">
            <text:p>20/08/11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3">
          <table:table-cell table:style-name="ce9" office:value-type="date" office:date-value="2011-08-21">
            <text:p>21/08/11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3">
          <table:table-cell table:style-name="ce9" office:value-type="date" office:date-value="2011-08-22">
            <text:p>22/08/11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3">
          <table:table-cell table:style-name="ce9" office:value-type="date" office:date-value="2011-08-23">
            <text:p>23/08/11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3">
          <table:table-cell table:style-name="ce9" office:value-type="date" office:date-value="2011-08-24">
            <text:p>24/08/11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3">
          <table:table-cell table:style-name="ce9" office:value-type="date" office:date-value="2011-08-25">
            <text:p>25/08/11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3">
          <table:table-cell table:style-name="ce9" office:value-type="date" office:date-value="2011-08-26">
            <text:p>26/08/11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3">
          <table:table-cell table:style-name="ce9" office:value-type="date" office:date-value="2011-08-27">
            <text:p>27/08/11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3">
          <table:table-cell table:style-name="ce9" office:value-type="date" office:date-value="2011-08-28">
            <text:p>28/08/11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3">
          <table:table-cell table:style-name="ce9" office:value-type="date" office:date-value="2011-08-29">
            <text:p>29/08/11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3">
          <table:table-cell table:style-name="ce9" office:value-type="date" office:date-value="2011-08-30">
            <text:p>30/08/11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3">
          <table:table-cell table:style-name="ce9" office:value-type="date" office:date-value="2011-08-31">
            <text:p>31/08/11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3">
          <table:table-cell table:style-name="ce10" office:value-type="date" office:date-value="2011-09-01">
            <text:p>01/09/11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1">
            <text:p>1</text:p>
          </table:table-cell>
          <table:table-cell table:formula="of:=[.D2]" office:value-type="float" office:value="55">
            <text:p>55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3">
          <table:table-cell table:style-name="ce10" office:value-type="date" office:date-value="2011-09-02">
            <text:p>02/09/11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3">
          <table:table-cell table:style-name="ce10" office:value-type="date" office:date-value="2011-09-03">
            <text:p>03/09/11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3">
          <table:table-cell table:style-name="ce10" office:value-type="date" office:date-value="2011-09-04">
            <text:p>04/09/11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3">
          <table:table-cell table:style-name="ce10" office:value-type="date" office:date-value="2011-09-05">
            <text:p>05/09/11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3">
          <table:table-cell table:style-name="ce10" office:value-type="date" office:date-value="2011-09-06">
            <text:p>06/09/11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3">
          <table:table-cell table:style-name="ce10" office:value-type="date" office:date-value="2011-09-07">
            <text:p>07/09/11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3">
          <table:table-cell table:style-name="ce10" office:value-type="date" office:date-value="2011-09-08">
            <text:p>08/09/11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4">
            <text:p>4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3">
          <table:table-cell table:style-name="ce10" office:value-type="date" office:date-value="2011-09-09">
            <text:p>09/09/11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4">
            <text:p>4</text:p>
          </table:table-cell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3">
          <table:table-cell table:style-name="ce10" office:value-type="date" office:date-value="2011-09-10">
            <text:p>10/09/11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4">
            <text:p>4</text:p>
          </table:table-cell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3">
          <table:table-cell table:style-name="ce10" office:value-type="date" office:date-value="2011-09-11">
            <text:p>11/09/11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3">
            <text:p>3</text:p>
          </table:table-cell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3">
          <table:table-cell table:style-name="ce10" office:value-type="date" office:date-value="2011-09-12">
            <text:p>12/09/11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3">
            <text:p>3</text:p>
          </table:table-cell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3">
          <table:table-cell table:style-name="ce10" office:value-type="date" office:date-value="2011-09-13">
            <text:p>13/09/11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3">
            <text:p>3</text:p>
          </table:table-cell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3">
          <table:table-cell table:style-name="ce10" office:value-type="date" office:date-value="2011-09-14">
            <text:p>14/09/11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3">
            <text:p>3</text:p>
          </table:table-cell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3">
          <table:table-cell table:style-name="ce10" office:value-type="date" office:date-value="2011-09-15">
            <text:p>15/09/11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3">
            <text:p>3</text:p>
          </table:table-cell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3">
          <table:table-cell table:style-name="ce10" office:value-type="date" office:date-value="2011-09-16">
            <text:p>16/09/11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3">
            <text:p>3</text:p>
          </table:table-cell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3">
          <table:table-cell table:style-name="ce10" office:value-type="date" office:date-value="2011-09-17">
            <text:p>17/09/11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1">
            <text:p>1</text:p>
          </table:table-cell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3">
          <table:table-cell table:style-name="ce10" office:value-type="date" office:date-value="2011-09-18">
            <text:p>18/09/11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2">
            <text:p>2</text:p>
          </table:table-cell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3">
          <table:table-cell table:style-name="ce10" office:value-type="date" office:date-value="2011-09-19">
            <text:p>19/09/11</text:p>
          </table:table-cell>
          <table:table-cell table:style-name="ce17" table:formula="of:=[.B74]" office:value-type="float" office:value="36">
            <text:p>36</text:p>
          </table:table-cell>
          <table:table-cell table:style-name="ce17" table:formula="of:=[.C74]" office:value-type="float" office:value="2">
            <text:p>2</text:p>
          </table:table-cell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3">
          <table:table-cell table:style-name="ce10" office:value-type="date" office:date-value="2011-09-20">
            <text:p>20/09/11</text:p>
          </table:table-cell>
          <table:table-cell table:style-name="ce17" table:formula="of:=[.B75]" office:value-type="float" office:value="36">
            <text:p>36</text:p>
          </table:table-cell>
          <table:table-cell table:style-name="ce17" table:formula="of:=[.C75]" office:value-type="float" office:value="2">
            <text:p>2</text:p>
          </table:table-cell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3">
          <table:table-cell table:style-name="ce10" office:value-type="date" office:date-value="2011-09-21">
            <text:p>21/09/11</text:p>
          </table:table-cell>
          <table:table-cell table:style-name="ce17" table:formula="of:=[.B76]" office:value-type="float" office:value="36">
            <text:p>36</text:p>
          </table:table-cell>
          <table:table-cell table:style-name="ce17" table:formula="of:=[.C76]" office:value-type="float" office:value="2">
            <text:p>2</text:p>
          </table:table-cell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3">
          <table:table-cell table:style-name="ce10" office:value-type="date" office:date-value="2011-09-22">
            <text:p>22/09/11</text:p>
          </table:table-cell>
          <table:table-cell table:style-name="ce17" table:formula="of:=[.B77]" office:value-type="float" office:value="36">
            <text:p>36</text:p>
          </table:table-cell>
          <table:table-cell table:style-name="ce17" table:formula="of:=[.C77]" office:value-type="float" office:value="2">
            <text:p>2</text:p>
          </table:table-cell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3">
          <table:table-cell table:style-name="ce10" office:value-type="date" office:date-value="2011-09-23">
            <text:p>23/09/11</text:p>
          </table:table-cell>
          <table:table-cell table:style-name="ce17" table:formula="of:=[.B78]" office:value-type="float" office:value="36">
            <text:p>36</text:p>
          </table:table-cell>
          <table:table-cell table:style-name="ce17" table:formula="of:=[.C78]" office:value-type="float" office:value="2">
            <text:p>2</text:p>
          </table:table-cell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3">
          <table:table-cell table:style-name="ce10" office:value-type="date" office:date-value="2011-09-24">
            <text:p>24/09/11</text:p>
          </table:table-cell>
          <table:table-cell table:style-name="ce17" table:formula="of:=[.B79]" office:value-type="float" office:value="36">
            <text:p>36</text:p>
          </table:table-cell>
          <table:table-cell table:style-name="ce17" table:formula="of:=[.C79]" office:value-type="float" office:value="2">
            <text:p>2</text:p>
          </table:table-cell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3">
          <table:table-cell table:style-name="ce10" office:value-type="date" office:date-value="2011-09-25">
            <text:p>25/09/11</text:p>
          </table:table-cell>
          <table:table-cell table:style-name="ce17" table:formula="of:=[.B80]" office:value-type="float" office:value="36">
            <text:p>36</text:p>
          </table:table-cell>
          <table:table-cell table:style-name="ce17" table:formula="of:=[.C80]" office:value-type="float" office:value="2">
            <text:p>2</text:p>
          </table:table-cell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3">
          <table:table-cell table:style-name="ce10" office:value-type="date" office:date-value="2011-09-26">
            <text:p>26/09/11</text:p>
          </table:table-cell>
          <table:table-cell table:style-name="ce17" table:formula="of:=[.B81]" office:value-type="float" office:value="36">
            <text:p>36</text:p>
          </table:table-cell>
          <table:table-cell table:style-name="ce17" table:formula="of:=[.C81]" office:value-type="float" office:value="2">
            <text:p>2</text:p>
          </table:table-cell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3">
          <table:table-cell table:style-name="ce10" office:value-type="date" office:date-value="2011-09-27">
            <text:p>27/09/11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2">
            <text:p>2</text:p>
          </table:table-cell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3">
          <table:table-cell table:style-name="ce10" office:value-type="date" office:date-value="2011-09-28">
            <text:p>28/09/11</text:p>
          </table:table-cell>
          <table:table-cell table:style-name="ce17" table:formula="of:=[.B83]" office:value-type="float" office:value="37">
            <text:p>37</text:p>
          </table:table-cell>
          <table:table-cell table:style-name="ce17" table:formula="of:=[.C83]" office:value-type="float" office:value="2">
            <text:p>2</text:p>
          </table:table-cell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3">
          <table:table-cell table:style-name="ce10" office:value-type="date" office:date-value="2011-09-29">
            <text:p>29/09/11</text:p>
          </table:table-cell>
          <table:table-cell table:style-name="ce17" table:formula="of:=[.B84]" office:value-type="float" office:value="37">
            <text:p>37</text:p>
          </table:table-cell>
          <table:table-cell table:style-name="ce17" table:formula="of:=[.C84]" office:value-type="float" office:value="2">
            <text:p>2</text:p>
          </table:table-cell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3">
          <table:table-cell table:style-name="ce10" office:value-type="date" office:date-value="2011-09-30">
            <text:p>30/09/11</text:p>
          </table:table-cell>
          <table:table-cell table:style-name="ce17" table:formula="of:=[.B85]" office:value-type="float" office:value="37">
            <text:p>37</text:p>
          </table:table-cell>
          <table:table-cell table:style-name="ce17" table:formula="of:=[.C85]" office:value-type="float" office:value="2">
            <text:p>2</text:p>
          </table:table-cell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3">
          <table:table-cell table:style-name="ce11" office:value-type="date" office:date-value="2011-10-01">
            <text:p>01/10/11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">
            <text:p>1</text:p>
          </table:table-cell>
          <table:table-cell table:formula="of:=[.D2]" office:value-type="float" office:value="55">
            <text:p>55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3">
          <table:table-cell table:style-name="ce11" office:value-type="date" office:date-value="2011-10-02">
            <text:p>02/10/11</text:p>
          </table:table-cell>
          <table:table-cell table:style-name="ce18" table:formula="of:=[.B87]" office:value-type="float" office:value="38">
            <text:p>38</text:p>
          </table:table-cell>
          <table:table-cell table:style-name="ce18" office:value-type="float" office:value="2">
            <text:p>2</text:p>
          </table:table-cell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3">
          <table:table-cell table:style-name="ce11" office:value-type="date" office:date-value="2011-10-03">
            <text:p>03/10/11</text:p>
          </table:table-cell>
          <table:table-cell table:style-name="ce18" table:formula="of:=[.B88]" office:value-type="float" office:value="38">
            <text:p>38</text:p>
          </table:table-cell>
          <table:table-cell table:style-name="ce18" table:formula="of:=[.C88]" office:value-type="float" office:value="2">
            <text:p>2</text:p>
          </table:table-cell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3">
          <table:table-cell table:style-name="ce11" office:value-type="date" office:date-value="2011-10-04">
            <text:p>04/10/11</text:p>
          </table:table-cell>
          <table:table-cell table:style-name="ce18" table:formula="of:=[.B89]" office:value-type="float" office:value="38">
            <text:p>38</text:p>
          </table:table-cell>
          <table:table-cell table:style-name="ce18" table:formula="of:=[.C89]" office:value-type="float" office:value="2">
            <text:p>2</text:p>
          </table:table-cell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3">
          <table:table-cell table:style-name="ce11" office:value-type="date" office:date-value="2011-10-05">
            <text:p>05/10/11</text:p>
          </table:table-cell>
          <table:table-cell table:style-name="ce18" table:formula="of:=[.B90]" office:value-type="float" office:value="38">
            <text:p>38</text:p>
          </table:table-cell>
          <table:table-cell table:style-name="ce18" table:formula="of:=[.C90]" office:value-type="float" office:value="2">
            <text:p>2</text:p>
          </table:table-cell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3">
          <table:table-cell table:style-name="ce11" office:value-type="date" office:date-value="2011-10-06">
            <text:p>06/10/11</text:p>
          </table:table-cell>
          <table:table-cell table:style-name="ce18" table:formula="of:=[.B91]" office:value-type="float" office:value="38">
            <text:p>38</text:p>
          </table:table-cell>
          <table:table-cell table:style-name="ce18" table:formula="of:=[.C91]" office:value-type="float" office:value="2">
            <text:p>2</text:p>
          </table:table-cell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3">
          <table:table-cell table:style-name="ce11" office:value-type="date" office:date-value="2011-10-07">
            <text:p>07/10/11</text:p>
          </table:table-cell>
          <table:table-cell table:style-name="ce18" table:formula="of:=[.B92]" office:value-type="float" office:value="38">
            <text:p>38</text:p>
          </table:table-cell>
          <table:table-cell table:style-name="ce18" office:value-type="float" office:value="4">
            <text:p>4</text:p>
          </table:table-cell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3">
          <table:table-cell table:style-name="ce11" office:value-type="date" office:date-value="2011-10-08">
            <text:p>08/10/11</text:p>
          </table:table-cell>
          <table:table-cell table:style-name="ce18" office:value-type="float" office:value="39">
            <text:p>39</text:p>
          </table:table-cell>
          <table:table-cell table:style-name="ce18" table:formula="of:=[.C93]" office:value-type="float" office:value="4">
            <text:p>4</text:p>
          </table:table-cell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3">
          <table:table-cell table:style-name="ce11" office:value-type="date" office:date-value="2011-10-09">
            <text:p>09/10/11</text:p>
          </table:table-cell>
          <table:table-cell table:style-name="ce18" office:value-type="float" office:value="40">
            <text:p>40</text:p>
          </table:table-cell>
          <table:table-cell table:style-name="ce18" table:formula="of:=[.C94]" office:value-type="float" office:value="4">
            <text:p>4</text:p>
          </table:table-cell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3">
          <table:table-cell table:style-name="ce11" office:value-type="date" office:date-value="2011-10-10">
            <text:p>10/10/11</text:p>
          </table:table-cell>
          <table:table-cell table:style-name="ce18" table:formula="of:=[.B95]" office:value-type="float" office:value="40">
            <text:p>40</text:p>
          </table:table-cell>
          <table:table-cell table:style-name="ce18" table:formula="of:=[.C95]" office:value-type="float" office:value="4">
            <text:p>4</text:p>
          </table:table-cell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3">
          <table:table-cell table:style-name="ce11" office:value-type="date" office:date-value="2011-10-11">
            <text:p>11/10/11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3">
            <text:p>3</text:p>
          </table:table-cell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3">
          <table:table-cell table:style-name="ce11" office:value-type="date" office:date-value="2011-10-12">
            <text:p>12/10/11</text:p>
          </table:table-cell>
          <table:table-cell table:style-name="ce18" table:formula="of:=[.B97]" office:value-type="float" office:value="41">
            <text:p>41</text:p>
          </table:table-cell>
          <table:table-cell table:style-name="ce18" table:formula="of:=[.C97]" office:value-type="float" office:value="3">
            <text:p>3</text:p>
          </table:table-cell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3">
          <table:table-cell table:style-name="ce11" office:value-type="date" office:date-value="2011-10-13">
            <text:p>13/10/11</text:p>
          </table:table-cell>
          <table:table-cell table:style-name="ce18" table:formula="of:=[.B98]" office:value-type="float" office:value="41">
            <text:p>41</text:p>
          </table:table-cell>
          <table:table-cell table:style-name="ce18" table:formula="of:=[.C98]" office:value-type="float" office:value="3">
            <text:p>3</text:p>
          </table:table-cell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3">
          <table:table-cell table:style-name="ce11" office:value-type="date" office:date-value="2011-10-14">
            <text:p>14/10/11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">
            <text:p>2</text:p>
          </table:table-cell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3">
          <table:table-cell table:style-name="ce11" office:value-type="date" office:date-value="2011-10-15">
            <text:p>15/10/11</text:p>
          </table:table-cell>
          <table:table-cell table:style-name="ce18" table:formula="of:=[.B100]" office:value-type="float" office:value="44">
            <text:p>44</text:p>
          </table:table-cell>
          <table:table-cell table:style-name="ce18" table:formula="of:=[.C100]" office:value-type="float" office:value="2">
            <text:p>2</text:p>
          </table:table-cell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3">
          <table:table-cell table:style-name="ce11" office:value-type="date" office:date-value="2011-10-16">
            <text:p>16/10/11</text:p>
          </table:table-cell>
          <table:table-cell table:style-name="ce18" table:formula="of:=[.B101]" office:value-type="float" office:value="44">
            <text:p>44</text:p>
          </table:table-cell>
          <table:table-cell table:style-name="ce18" table:formula="of:=[.C101]" office:value-type="float" office:value="2">
            <text:p>2</text:p>
          </table:table-cell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3">
          <table:table-cell table:style-name="ce11" office:value-type="date" office:date-value="2011-10-17">
            <text:p>17/10/11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">
            <text:p>2</text:p>
          </table:table-cell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3">
          <table:table-cell table:style-name="ce11" office:value-type="date" office:date-value="2011-10-18">
            <text:p>18/10/11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2">
            <text:p>2</text:p>
          </table:table-cell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3">
          <table:table-cell table:style-name="ce11" office:value-type="date" office:date-value="2011-10-19">
            <text:p>19/10/11</text:p>
          </table:table-cell>
          <table:table-cell table:style-name="ce18" table:formula="of:=[.B104]" office:value-type="float" office:value="48">
            <text:p>48</text:p>
          </table:table-cell>
          <table:table-cell table:style-name="ce18" table:formula="of:=[.C104]" office:value-type="float" office:value="2">
            <text:p>2</text:p>
          </table:table-cell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3">
          <table:table-cell table:style-name="ce11" office:value-type="date" office:date-value="2011-10-20">
            <text:p>20/10/11</text:p>
          </table:table-cell>
          <table:table-cell table:style-name="ce18" office:value-type="float" office:value="50">
            <text:p>50</text:p>
          </table:table-cell>
          <table:table-cell table:style-name="ce18" table:formula="of:=[.C105]" office:value-type="float" office:value="2">
            <text:p>2</text:p>
          </table:table-cell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3">
          <table:table-cell table:style-name="ce11" office:value-type="date" office:date-value="2011-10-21">
            <text:p>21/10/11</text:p>
          </table:table-cell>
          <table:table-cell table:style-name="ce18" table:formula="of:=[.B106]" office:value-type="float" office:value="50">
            <text:p>50</text:p>
          </table:table-cell>
          <table:table-cell table:style-name="ce18" table:formula="of:=[.C106]" office:value-type="float" office:value="2">
            <text:p>2</text:p>
          </table:table-cell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3">
          <table:table-cell table:style-name="ce11" office:value-type="date" office:date-value="2011-10-22">
            <text:p>22/10/11</text:p>
          </table:table-cell>
          <table:table-cell table:style-name="ce18" table:formula="of:=[.B107]" office:value-type="float" office:value="50">
            <text:p>50</text:p>
          </table:table-cell>
          <table:table-cell table:style-name="ce18" table:formula="of:=[.C107]" office:value-type="float" office:value="2">
            <text:p>2</text:p>
          </table:table-cell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3">
          <table:table-cell table:style-name="ce11" office:value-type="date" office:date-value="2011-10-23">
            <text:p>23/10/11</text:p>
          </table:table-cell>
          <table:table-cell table:style-name="ce18" table:formula="of:=[.B108]" office:value-type="float" office:value="50">
            <text:p>50</text:p>
          </table:table-cell>
          <table:table-cell table:style-name="ce18" table:formula="of:=[.C108]" office:value-type="float" office:value="2">
            <text:p>2</text:p>
          </table:table-cell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3">
          <table:table-cell table:style-name="ce11" office:value-type="date" office:date-value="2011-10-24">
            <text:p>24/10/11</text:p>
          </table:table-cell>
          <table:table-cell table:style-name="ce18" table:formula="of:=[.B109]" office:value-type="float" office:value="50">
            <text:p>50</text:p>
          </table:table-cell>
          <table:table-cell table:style-name="ce18" table:formula="of:=[.C109]" office:value-type="float" office:value="2">
            <text:p>2</text:p>
          </table:table-cell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3">
          <table:table-cell table:style-name="ce11" office:value-type="date" office:date-value="2011-10-25">
            <text:p>25/10/11</text:p>
          </table:table-cell>
          <table:table-cell table:style-name="ce18" table:formula="of:=[.B110]" office:value-type="float" office:value="50">
            <text:p>50</text:p>
          </table:table-cell>
          <table:table-cell table:style-name="ce18" table:formula="of:=[.C110]" office:value-type="float" office:value="2">
            <text:p>2</text:p>
          </table:table-cell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3">
          <table:table-cell table:style-name="ce11" office:value-type="date" office:date-value="2011-10-26">
            <text:p>26/10/11</text:p>
          </table:table-cell>
          <table:table-cell table:style-name="ce18" table:formula="of:=[.B111]" office:value-type="float" office:value="50">
            <text:p>50</text:p>
          </table:table-cell>
          <table:table-cell table:style-name="ce18" table:formula="of:=[.C111]" office:value-type="float" office:value="2">
            <text:p>2</text:p>
          </table:table-cell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3">
          <table:table-cell table:style-name="ce11" office:value-type="date" office:date-value="2011-10-27">
            <text:p>27/10/11</text:p>
          </table:table-cell>
          <table:table-cell table:style-name="ce18" table:formula="of:=[.B112]" office:value-type="float" office:value="50">
            <text:p>50</text:p>
          </table:table-cell>
          <table:table-cell table:style-name="ce18" table:formula="of:=[.C112]" office:value-type="float" office:value="2">
            <text:p>2</text:p>
          </table:table-cell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3">
          <table:table-cell table:style-name="ce11" office:value-type="date" office:date-value="2011-10-28">
            <text:p>28/10/11</text:p>
          </table:table-cell>
          <table:table-cell table:style-name="ce18" table:formula="of:=[.B113]" office:value-type="float" office:value="50">
            <text:p>50</text:p>
          </table:table-cell>
          <table:table-cell table:style-name="ce18" table:formula="of:=[.C113]" office:value-type="float" office:value="2">
            <text:p>2</text:p>
          </table:table-cell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3">
          <table:table-cell table:style-name="ce11" office:value-type="date" office:date-value="2011-10-29">
            <text:p>29/10/11</text:p>
          </table:table-cell>
          <table:table-cell table:style-name="ce18" table:formula="of:=[.B114]" office:value-type="float" office:value="50">
            <text:p>50</text:p>
          </table:table-cell>
          <table:table-cell table:style-name="ce18" table:formula="of:=[.C114]" office:value-type="float" office:value="2">
            <text:p>2</text:p>
          </table:table-cell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3">
          <table:table-cell table:style-name="ce11" office:value-type="date" office:date-value="2011-10-30">
            <text:p>30/10/11</text:p>
          </table:table-cell>
          <table:table-cell table:style-name="ce18" table:formula="of:=[.B115]" office:value-type="float" office:value="50">
            <text:p>50</text:p>
          </table:table-cell>
          <table:table-cell table:style-name="ce18" table:formula="of:=[.C115]" office:value-type="float" office:value="2">
            <text:p>2</text:p>
          </table:table-cell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3">
          <table:table-cell table:style-name="ce11" office:value-type="date" office:date-value="2011-10-31">
            <text:p>31/10/11</text:p>
          </table:table-cell>
          <table:table-cell table:style-name="ce18" table:formula="of:=[.B116]" office:value-type="float" office:value="50">
            <text:p>50</text:p>
          </table:table-cell>
          <table:table-cell table:style-name="ce18" table:formula="of:=[.C116]" office:value-type="float" office:value="2">
            <text:p>2</text:p>
          </table:table-cell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3">
          <table:table-cell table:style-name="ce12" office:value-type="date" office:date-value="2011-11-01">
            <text:p>01/11/11</text:p>
          </table:table-cell>
          <table:table-cell table:style-name="ce19" table:formula="of:=[.B117]" office:value-type="float" office:value="50">
            <text:p>50</text:p>
          </table:table-cell>
          <table:table-cell table:style-name="ce19" table:formula="of:=[.C117]" office:value-type="float" office:value="2">
            <text:p>2</text:p>
          </table:table-cell>
          <table:table-cell table:formula="of:=[.D2]" office:value-type="float" office:value="55">
            <text:p>55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3">
          <table:table-cell table:style-name="ce12" office:value-type="date" office:date-value="2011-11-02">
            <text:p>02/11/11</text:p>
          </table:table-cell>
          <table:table-cell table:style-name="ce19" table:formula="of:=[.B118]" office:value-type="float" office:value="50">
            <text:p>50</text:p>
          </table:table-cell>
          <table:table-cell table:style-name="ce19" table:formula="of:=[.C118]" office:value-type="float" office:value="2">
            <text:p>2</text:p>
          </table:table-cell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3">
          <table:table-cell table:style-name="ce12" office:value-type="date" office:date-value="2011-11-03">
            <text:p>03/11/11</text:p>
          </table:table-cell>
          <table:table-cell table:style-name="ce19" table:formula="of:=[.B119]" office:value-type="float" office:value="50">
            <text:p>50</text:p>
          </table:table-cell>
          <table:table-cell table:style-name="ce19" table:formula="of:=[.C119]" office:value-type="float" office:value="2">
            <text:p>2</text:p>
          </table:table-cell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3">
          <table:table-cell table:style-name="ce12" office:value-type="date" office:date-value="2011-11-04">
            <text:p>04/11/11</text:p>
          </table:table-cell>
          <table:table-cell table:style-name="ce19" table:formula="of:=[.B120]" office:value-type="float" office:value="50">
            <text:p>50</text:p>
          </table:table-cell>
          <table:table-cell table:style-name="ce19" table:formula="of:=[.C120]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 table:number-rows-repeated="1048454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5">25/10/2011</text:date>, <text:time>23:51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1-07-08T20:46:43</meta:creation-date>
    <dc:date>2011-10-25T23:51:58</dc:date>
    <dc:creator>guilherme </dc:creator>
    <meta:editing-duration>P1DT1H14M38S</meta:editing-duration>
    <meta:editing-cycles>151</meta:editing-cycles>
    <meta:generator>LibreOffice/3.4$Linux LibreOffice_project/340m1$Build-302</meta:generator>
    <meta:document-statistic meta:table-count="4" meta:cell-count="6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5037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02cm" svg:height="9.032cm" xlink:href=".." xlink:type="simple" chart:class="chart:area" chart:style-name="ch1">
        <chart:title svg:x="5.246cm" svg:y="0.316cm" chart:style-name="ch2">
          <text:p>Grafico de Trabalho Acumulado</text:p>
        </chart:title>
        <chart:legend chart:legend-position="bottom" svg:x="5.961cm" svg:y="8.249cm" style:legend-expansion="wide" chart:style-name="ch3"/>
        <chart:plot-area chart:style-name="ch4" table:cell-range-address="'Trabalho acumulado'.A1:'Trabalho acumulado'.C121" chart:data-source-has-labels="both" svg:x="0.872cm" svg:y="1.821cm" svg:width="15.374cm" svg:height="5.81cm">
          <chartooo:coordinate-region svg:x="1.493cm" svg:y="1.821cm" svg:width="14.753cm" svg:height="5.611cm"/>
          <chart:axis chart:dimension="x" chart:name="primary-x" chart:style-name="ch5" chartooo:axis-type="text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float" office:value="40732">
                <text:p>40730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5">
                <text:p>4080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6">
                <text:p>4080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7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98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99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1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2">
                <text:p>40800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3">
                <text:p>40800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04">
                <text:p>4080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5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6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7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8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9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0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1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2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3">
                <text:p>4081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4">
                <text:p>4081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5">
                <text:p>4082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6">
                <text:p>4082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18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0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1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2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3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4">
                <text:p>40820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5">
                <text:p>4083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6">
                <text:p>4083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7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28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29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30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1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2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3">
                <text:p>4083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4">
                <text:p>4083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5">
                <text:p>4084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6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7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8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9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0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1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2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3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4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5">
                <text:p>408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6">
                <text:p>408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7">
                <text:p>408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9">
                <text:p>408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51">
                <text:p>408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